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25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67.8pt"/>
    </style:style>
    <style:style style:name="co4" style:family="table-column">
      <style:table-column-properties fo:break-before="auto" style:column-width="67.24pt"/>
    </style:style>
    <style:style style:name="co5" style:family="table-column">
      <style:table-column-properties fo:break-before="auto" style:column-width="62.31pt"/>
    </style:style>
    <style:style style:name="co6" style:family="table-column">
      <style:table-column-properties fo:break-before="auto" style:column-width="62.84pt"/>
    </style:style>
    <style:style style:name="co7" style:family="table-column">
      <style:table-column-properties fo:break-before="auto" style:column-width="82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OpenDropV4-bottom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LocationX</text:p>
          </table:table-cell>
          <table:table-cell table:style-name="ce1" office:value-type="string" calcext:value-type="string">
            <text:p>LocationY</text:p>
          </table:table-cell>
          <table:table-cell table:style-name="ce1" office:value-type="string" calcext:value-type="string">
            <text:p>Rotation</text:p>
          </table:table-cell>
          <table:table-cell table:style-name="ce1"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ottom</text:p>
          </table:table-cell>
          <table:table-cell office:value-type="float" office:value="-28.7575" calcext:value-type="float">
            <text:p>-28.7575</text:p>
          </table:table-cell>
          <table:table-cell office:value-type="float" office:value="65.5955" calcext:value-type="float">
            <text:p>65.5955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uF, 6.3V</text:p>
          </table:table-cell>
          <table:table-cell office:value-type="string" calcext:value-type="string">
            <text:p>C_1206_3216Metri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ottom</text:p>
          </table:table-cell>
          <table:table-cell office:value-type="float" office:value="-55.288" calcext:value-type="float">
            <text:p>-55.288</text:p>
          </table:table-cell>
          <table:table-cell office:value-type="float" office:value="55.296" calcext:value-type="float">
            <text:p>55.296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bottom</text:p>
          </table:table-cell>
          <table:table-cell office:value-type="float" office:value="-53.002" calcext:value-type="float">
            <text:p>-53.002</text:p>
          </table:table-cell>
          <table:table-cell office:value-type="float" office:value="55.296" calcext:value-type="float">
            <text:p>55.296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bottom</text:p>
          </table:table-cell>
          <table:table-cell office:value-type="float" office:value="-58.285" calcext:value-type="float">
            <text:p>-58.285</text:p>
          </table:table-cell>
          <table:table-cell office:value-type="float" office:value="64.948" calcext:value-type="float">
            <text:p>64.948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u7, 250V</text:p>
          </table:table-cell>
          <table:table-cell office:value-type="string" calcext:value-type="string">
            <text:p>C_Elec_8x10.2</text:p>
          </table:table-cell>
          <table:table-cell table:style-name="ce3" office:value-type="string" calcext:value-type="string">
            <text:p>bottom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ottom</text:p>
          </table:table-cell>
          <table:table-cell office:value-type="float" office:value="22.563" calcext:value-type="float">
            <text:p>22.563</text:p>
          </table:table-cell>
          <table:table-cell office:value-type="float" office:value="67.919" calcext:value-type="float">
            <text:p>67.919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uF, 6.3V</text:p>
          </table:table-cell>
          <table:table-cell office:value-type="string" calcext:value-type="string">
            <text:p>C_1206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ottom</text:p>
          </table:table-cell>
          <table:table-cell office:value-type="float" office:value="-49.522" calcext:value-type="float">
            <text:p>-49.522</text:p>
          </table:table-cell>
          <table:table-cell office:value-type="float" office:value="61.595" calcext:value-type="float">
            <text:p>61.595</text:p>
          </table:table-cell>
          <table:table-cell office:value-type="float" office:value="90" calcext:value-type="float">
            <text:p>9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, 250V</text:p>
          </table:table-cell>
          <table:table-cell office:value-type="string" calcext:value-type="string">
            <text:p>C_1812_4532Metric_Pad1.30x3.40mm_HandSolder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ottom</text:p>
          </table:table-cell>
          <table:table-cell office:value-type="float" office:value="6.942" calcext:value-type="float">
            <text:p>6.942</text:p>
          </table:table-cell>
          <table:table-cell office:value-type="float" office:value="60.671" calcext:value-type="float">
            <text:p>60.6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bottom</text:p>
          </table:table-cell>
          <table:table-cell office:value-type="float" office:value="21.674" calcext:value-type="float">
            <text:p>21.674</text:p>
          </table:table-cell>
          <table:table-cell office:value-type="float" office:value="60.671" calcext:value-type="float">
            <text:p>60.6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bottom</text:p>
          </table:table-cell>
          <table:table-cell office:value-type="float" office:value="10.752" calcext:value-type="float">
            <text:p>10.752</text:p>
          </table:table-cell>
          <table:table-cell office:value-type="float" office:value="60.671" calcext:value-type="float">
            <text:p>60.6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bottom</text:p>
          </table:table-cell>
          <table:table-cell office:value-type="float" office:value="17.864" calcext:value-type="float">
            <text:p>17.864</text:p>
          </table:table-cell>
          <table:table-cell office:value-type="float" office:value="60.671" calcext:value-type="float">
            <text:p>60.67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3" calcext:value-type="float">
            <text:p>1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bottom</text:p>
          </table:table-cell>
          <table:table-cell office:value-type="float" office:value="-0.424" calcext:value-type="float">
            <text:p>-0.424</text:p>
          </table:table-cell>
          <table:table-cell office:value-type="float" office:value="51.019" calcext:value-type="float">
            <text:p>51.01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bottom</text:p>
          </table:table-cell>
          <table:table-cell office:value-type="float" office:value="-32.504" calcext:value-type="float">
            <text:p>-32.504</text:p>
          </table:table-cell>
          <table:table-cell office:value-type="float" office:value="26.178" calcext:value-type="float">
            <text:p>26.178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bottom</text:p>
          </table:table-cell>
          <table:table-cell office:value-type="float" office:value="-16.045" calcext:value-type="float">
            <text:p>-16.045</text:p>
          </table:table-cell>
          <table:table-cell office:value-type="float" office:value="57.115" calcext:value-type="float">
            <text:p>57.115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bottom</text:p>
          </table:table-cell>
          <table:table-cell office:value-type="float" office:value="14.404" calcext:value-type="float">
            <text:p>14.404</text:p>
          </table:table-cell>
          <table:table-cell office:value-type="float" office:value="38.05096" calcext:value-type="float">
            <text:p>38.05096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bottom</text:p>
          </table:table-cell>
          <table:table-cell office:value-type="float" office:value="9.863" calcext:value-type="float">
            <text:p>9.863</text:p>
          </table:table-cell>
          <table:table-cell office:value-type="float" office:value="40.605" calcext:value-type="float">
            <text:p>40.60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bottom</text:p>
          </table:table-cell>
          <table:table-cell office:value-type="float" office:value="6.53" calcext:value-type="float">
            <text:p>6.53</text:p>
          </table:table-cell>
          <table:table-cell office:value-type="float" office:value="39.06696" calcext:value-type="float">
            <text:p>39.06696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p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bottom</text:p>
          </table:table-cell>
          <table:table-cell office:value-type="float" office:value="-58.285" calcext:value-type="float">
            <text:p>-58.285</text:p>
          </table:table-cell>
          <table:table-cell office:value-type="float" office:value="42.7355" calcext:value-type="float">
            <text:p>42.73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u7, 250V</text:p>
          </table:table-cell>
          <table:table-cell office:value-type="string" calcext:value-type="string">
            <text:p>C_Elec_8x10.2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bottom</text:p>
          </table:table-cell>
          <table:table-cell office:value-type="float" office:value="-27.6145" calcext:value-type="float">
            <text:p>-27.6145</text:p>
          </table:table-cell>
          <table:table-cell office:value-type="float" office:value="48.006" calcext:value-type="float">
            <text:p>48.006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uF, 6.3V</text:p>
          </table:table-cell>
          <table:table-cell office:value-type="string" calcext:value-type="string">
            <text:p>C_1206_3216Metric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bottom</text:p>
          </table:table-cell>
          <table:table-cell office:value-type="float" office:value="-11.473" calcext:value-type="float">
            <text:p>-11.473</text:p>
          </table:table-cell>
          <table:table-cell office:value-type="float" office:value="65.243" calcext:value-type="float">
            <text:p>65.2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bottom</text:p>
          </table:table-cell>
          <table:table-cell office:value-type="float" office:value="7.231" calcext:value-type="float">
            <text:p>7.231</text:p>
          </table:table-cell>
          <table:table-cell office:value-type="float" office:value="67.919" calcext:value-type="float">
            <text:p>67.919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uF, 6.3V</text:p>
          </table:table-cell>
          <table:table-cell office:value-type="string" calcext:value-type="string">
            <text:p>C_1206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bottom</text:p>
          </table:table-cell>
          <table:table-cell office:value-type="float" office:value="23.452" calcext:value-type="float">
            <text:p>23.452</text:p>
          </table:table-cell>
          <table:table-cell office:value-type="float" office:value="42.383" calcext:value-type="float">
            <text:p>42.383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bottom</text:p>
          </table:table-cell>
          <table:table-cell office:value-type="float" office:value="-9.314" calcext:value-type="float">
            <text:p>-9.314</text:p>
          </table:table-cell>
          <table:table-cell office:value-type="float" office:value="67.275" calcext:value-type="float">
            <text:p>67.27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bottom</text:p>
          </table:table-cell>
          <table:table-cell office:value-type="float" office:value="-0.297" calcext:value-type="float">
            <text:p>-0.297</text:p>
          </table:table-cell>
          <table:table-cell office:value-type="float" office:value="59.147" calcext:value-type="float">
            <text:p>59.147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bottom</text:p>
          </table:table-cell>
          <table:table-cell office:value-type="float" office:value="-9.314" calcext:value-type="float">
            <text:p>-9.314</text:p>
          </table:table-cell>
          <table:table-cell office:value-type="float" office:value="69.307" calcext:value-type="float">
            <text:p>69.3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bottom</text:p>
          </table:table-cell>
          <table:table-cell office:value-type="float" office:value="-7.79" calcext:value-type="float">
            <text:p>-7.79</text:p>
          </table:table-cell>
          <table:table-cell office:value-type="float" office:value="65.243" calcext:value-type="float">
            <text:p>65.2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bottom</text:p>
          </table:table-cell>
          <table:table-cell office:value-type="float" office:value="3.259" calcext:value-type="float">
            <text:p>3.259</text:p>
          </table:table-cell>
          <table:table-cell office:value-type="float" office:value="41.113" calcext:value-type="float">
            <text:p>41.113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bottom</text:p>
          </table:table-cell>
          <table:table-cell office:value-type="float" office:value="-27.475" calcext:value-type="float">
            <text:p>-27.475</text:p>
          </table:table-cell>
          <table:table-cell office:value-type="float" office:value="29.937" calcext:value-type="float">
            <text:p>29.937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bottom</text:p>
          </table:table-cell>
          <table:table-cell office:value-type="float" office:value="-21.074" calcext:value-type="float">
            <text:p>-21.074</text:p>
          </table:table-cell>
          <table:table-cell office:value-type="float" office:value="29.718" calcext:value-type="float">
            <text:p>29.7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bottom</text:p>
          </table:table-cell>
          <table:table-cell office:value-type="float" office:value="-7.409" calcext:value-type="float">
            <text:p>-7.409</text:p>
          </table:table-cell>
          <table:table-cell office:value-type="float" office:value="49.749" calcext:value-type="float">
            <text:p>49.74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bottom</text:p>
          </table:table-cell>
          <table:table-cell office:value-type="float" office:value="-20.109" calcext:value-type="float">
            <text:p>-20.109</text:p>
          </table:table-cell>
          <table:table-cell office:value-type="float" office:value="47.209" calcext:value-type="float">
            <text:p>47.2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bottom</text:p>
          </table:table-cell>
          <table:table-cell office:value-type="float" office:value="-0.297" calcext:value-type="float">
            <text:p>-0.297</text:p>
          </table:table-cell>
          <table:table-cell office:value-type="float" office:value="55.337" calcext:value-type="float">
            <text:p>55.337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bottom</text:p>
          </table:table-cell>
          <table:table-cell office:value-type="float" office:value="7.236" calcext:value-type="float">
            <text:p>7.236</text:p>
          </table:table-cell>
          <table:table-cell office:value-type="float" office:value="63.846" calcext:value-type="float">
            <text:p>63.846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bottom</text:p>
          </table:table-cell>
          <table:table-cell office:value-type="float" office:value="-62.039" calcext:value-type="float">
            <text:p>-62.039</text:p>
          </table:table-cell>
          <table:table-cell office:value-type="float" office:value="52.939" calcext:value-type="float">
            <text:p>52.939</text:p>
          </table:table-cell>
          <table:table-cell office:value-type="float" office:value="90" calcext:value-type="float">
            <text:p>90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, 250V</text:p>
          </table:table-cell>
          <table:table-cell office:value-type="string" calcext:value-type="string">
            <text:p>C_1812_4532Metric_Pad1.30x3.40mm_HandSolder</text:p>
          </table:table-cell>
          <table:table-cell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bottom</text:p>
          </table:table-cell>
          <table:table-cell office:value-type="float" office:value="-17.696" calcext:value-type="float">
            <text:p>-17.696</text:p>
          </table:table-cell>
          <table:table-cell office:value-type="float" office:value="44.161" calcext:value-type="float">
            <text:p>44.161</text:p>
          </table:table-cell>
          <table:table-cell office:value-type="float" office:value="90" calcext:value-type="float">
            <text:p>9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bottom</text:p>
          </table:table-cell>
          <table:table-cell office:value-type="float" office:value="-11.946" calcext:value-type="float">
            <text:p>-11.946</text:p>
          </table:table-cell>
          <table:table-cell office:value-type="float" office:value="32.131" calcext:value-type="float">
            <text:p>32.13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85" calcext:value-type="float">
            <text:p>0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_0805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ottom</text:p>
          </table:table-cell>
          <table:table-cell office:value-type="float" office:value="-47.239" calcext:value-type="float">
            <text:p>-47.239</text:p>
          </table:table-cell>
          <table:table-cell office:value-type="float" office:value="67.969" calcext:value-type="float">
            <text:p>67.969</text:p>
          </table:table-cell>
          <table:table-cell office:value-type="float" office:value="180" calcext:value-type="float">
            <text:p>180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2F</text:p>
          </table:table-cell>
          <table:table-cell office:value-type="string" calcext:value-type="string">
            <text:p>DO-214AA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ottom</text:p>
          </table:table-cell>
          <table:table-cell office:value-type="float" office:value="-24.681" calcext:value-type="float">
            <text:p>-24.681</text:p>
          </table:table-cell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_SOD-323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ottom</text:p>
          </table:table-cell>
          <table:table-cell office:value-type="float" office:value="-21.125" calcext:value-type="float">
            <text:p>-21.125</text:p>
          </table:table-cell>
          <table:table-cell office:value-type="float" office:value="31.75" calcext:value-type="float">
            <text:p>31.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_SOD-323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ottom</text:p>
          </table:table-cell>
          <table:table-cell office:value-type="float" office:value="14.736" calcext:value-type="float">
            <text:p>14.736</text:p>
          </table:table-cell>
          <table:table-cell office:value-type="float" office:value="68.164" calcext:value-type="float">
            <text:p>68.164</text:p>
          </table:table-cell>
          <table:table-cell office:value-type="float" office:value="90" calcext:value-type="float">
            <text:p>9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USB_C_Receptacle_Amphenol_12401610E4-2A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ottom</text:p>
          </table:table-cell>
          <table:table-cell office:value-type="float" office:value="-19.764" calcext:value-type="float">
            <text:p>-19.764</text:p>
          </table:table-cell>
          <table:table-cell office:value-type="float" office:value="66.5384" calcext:value-type="float">
            <text:p>66.53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_Straight_2x05_Pitch1.27mm_SMD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ottom</text:p>
          </table:table-cell>
          <table:table-cell office:value-type="float" office:value="-17.264" calcext:value-type="float">
            <text:p>-17.264</text:p>
          </table:table-cell>
          <table:table-cell office:value-type="float" office:value="27.564" calcext:value-type="float">
            <text:p>27.56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n_01x24_Female</text:p>
          </table:table-cell>
          <table:table-cell office:value-type="string" calcext:value-type="string">
            <text:p>FFC_MOLEX_EASYON_05mm_24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ottom</text:p>
          </table:table-cell>
          <table:table-cell office:value-type="float" office:value="-36.619" calcext:value-type="float">
            <text:p>-36.619</text:p>
          </table:table-cell>
          <table:table-cell office:value-type="float" office:value="63.465" calcext:value-type="float">
            <text:p>63.465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uH</text:p>
          </table:table-cell>
          <table:table-cell office:value-type="string" calcext:value-type="string">
            <text:p>SRN106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ottom</text:p>
          </table:table-cell>
          <table:table-cell office:value-type="float" office:value="-53.002" calcext:value-type="float">
            <text:p>-53.002</text:p>
          </table:table-cell>
          <table:table-cell office:value-type="float" office:value="51.486" calcext:value-type="float">
            <text:p>51.48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ottom</text:p>
          </table:table-cell>
          <table:table-cell office:value-type="float" office:value="-41.699" calcext:value-type="float">
            <text:p>-41.699</text:p>
          </table:table-cell>
          <table:table-cell office:value-type="float" office:value="46.701" calcext:value-type="float">
            <text:p>46.70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M5</text:p>
          </table:table-cell>
          <table:table-cell office:value-type="string" calcext:value-type="string">
            <text:p>R_251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ottom</text:p>
          </table:table-cell>
          <table:table-cell office:value-type="float" office:value="22.944" calcext:value-type="float">
            <text:p>22.944</text:p>
          </table:table-cell>
          <table:table-cell office:value-type="float" office:value="63.719" calcext:value-type="float">
            <text:p>63.719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bottom</text:p>
          </table:table-cell>
          <table:table-cell office:value-type="float" office:value="26.881" calcext:value-type="float">
            <text:p>26.881</text:p>
          </table:table-cell>
          <table:table-cell office:value-type="float" office:value="46.955" calcext:value-type="float">
            <text:p>46.95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ottom</text:p>
          </table:table-cell>
          <table:table-cell office:value-type="float" office:value="-16.045" calcext:value-type="float">
            <text:p>-16.045</text:p>
          </table:table-cell>
          <table:table-cell office:value-type="float" office:value="60.671" calcext:value-type="float">
            <text:p>60.671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bottom</text:p>
          </table:table-cell>
          <table:table-cell office:value-type="float" office:value="5.291" calcext:value-type="float">
            <text:p>5.291</text:p>
          </table:table-cell>
          <table:table-cell office:value-type="float" office:value="44.161" calcext:value-type="float">
            <text:p>44.1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bottom</text:p>
          </table:table-cell>
          <table:table-cell office:value-type="float" office:value="24.849" calcext:value-type="float">
            <text:p>24.849</text:p>
          </table:table-cell>
          <table:table-cell office:value-type="float" office:value="46.955" calcext:value-type="float">
            <text:p>46.95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bottom</text:p>
          </table:table-cell>
          <table:table-cell office:value-type="float" office:value="-17.315" calcext:value-type="float">
            <text:p>-17.315</text:p>
          </table:table-cell>
          <table:table-cell office:value-type="float" office:value="53.051" calcext:value-type="float">
            <text:p>53.051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bottom</text:p>
          </table:table-cell>
          <table:table-cell office:value-type="float" office:value="-24.696" calcext:value-type="float">
            <text:p>-24.696</text:p>
          </table:table-cell>
          <table:table-cell office:value-type="float" office:value="29.718" calcext:value-type="float">
            <text:p>29.7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bottom</text:p>
          </table:table-cell>
          <table:table-cell office:value-type="float" office:value="-20.363" calcext:value-type="float">
            <text:p>-20.363</text:p>
          </table:table-cell>
          <table:table-cell office:value-type="float" office:value="45.177" calcext:value-type="float">
            <text:p>45.17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bottom</text:p>
          </table:table-cell>
          <table:table-cell office:value-type="float" office:value="3.894" calcext:value-type="float">
            <text:p>3.894</text:p>
          </table:table-cell>
          <table:table-cell office:value-type="float" office:value="50.257" calcext:value-type="float">
            <text:p>50.257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bottom</text:p>
          </table:table-cell>
          <table:table-cell office:value-type="float" office:value="3.894" calcext:value-type="float">
            <text:p>3.894</text:p>
          </table:table-cell>
          <table:table-cell office:value-type="float" office:value="46.955" calcext:value-type="float">
            <text:p>46.95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bottom</text:p>
          </table:table-cell>
          <table:table-cell office:value-type="float" office:value="-9.1362" calcext:value-type="float">
            <text:p>-9.1362</text:p>
          </table:table-cell>
          <table:table-cell office:value-type="float" office:value="-31.9022" calcext:value-type="float">
            <text:p>-31.902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bottom</text:p>
          </table:table-cell>
          <table:table-cell office:value-type="float" office:value="-15.1306" calcext:value-type="float">
            <text:p>-15.1306</text:p>
          </table:table-cell>
          <table:table-cell office:value-type="float" office:value="-31.9022" calcext:value-type="float">
            <text:p>-31.902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bottom</text:p>
          </table:table-cell>
          <table:table-cell office:value-type="float" office:value="-16.4514" calcext:value-type="float">
            <text:p>-16.4514</text:p>
          </table:table-cell>
          <table:table-cell office:value-type="float" office:value="-36.1694" calcext:value-type="float">
            <text:p>-36.169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bottom</text:p>
          </table:table-cell>
          <table:table-cell office:value-type="float" office:value="-18.3818" calcext:value-type="float">
            <text:p>-18.3818</text:p>
          </table:table-cell>
          <table:table-cell office:value-type="float" office:value="-32.5118" calcext:value-type="float">
            <text:p>-32.5118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bottom</text:p>
          </table:table-cell>
          <table:table-cell office:value-type="float" office:value="14.912" calcext:value-type="float">
            <text:p>14.912</text:p>
          </table:table-cell>
          <table:table-cell office:value-type="float" office:value="31.70096" calcext:value-type="float">
            <text:p>31.7009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DO NOT ASSEMBLE</text:p>
          </table:table-cell>
          <table:table-cell office:value-type="float" office:value="-23.157" calcext:value-type="float">
            <text:p>-23.157</text:p>
          </table:table-cell>
          <table:table-cell office:value-type="float" office:value="46.574" calcext:value-type="float">
            <text:p>46.574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680k?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bottom</text:p>
          </table:table-cell>
          <table:table-cell office:value-type="float" office:value="14.404" calcext:value-type="float">
            <text:p>14.404</text:p>
          </table:table-cell>
          <table:table-cell office:value-type="float" office:value="34.74896" calcext:value-type="float">
            <text:p>34.7489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bottom</text:p>
          </table:table-cell>
          <table:table-cell office:value-type="float" office:value="6.53" calcext:value-type="float">
            <text:p>6.53</text:p>
          </table:table-cell>
          <table:table-cell office:value-type="float" office:value="35.25696" calcext:value-type="float">
            <text:p>35.25696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bottom</text:p>
          </table:table-cell>
          <table:table-cell office:value-type="float" office:value="-15.108" calcext:value-type="float">
            <text:p>-15.108</text:p>
          </table:table-cell>
          <table:table-cell office:value-type="float" office:value="43.3945" calcext:value-type="float">
            <text:p>43.394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bottom</text:p>
          </table:table-cell>
          <table:table-cell office:value-type="float" office:value="-2.089" calcext:value-type="float">
            <text:p>-2.089</text:p>
          </table:table-cell>
          <table:table-cell office:value-type="float" office:value="43.389" calcext:value-type="float">
            <text:p>43.389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bottom</text:p>
          </table:table-cell>
          <table:table-cell office:value-type="float" office:value="-8.504" calcext:value-type="float">
            <text:p>-8.504</text:p>
          </table:table-cell>
          <table:table-cell office:value-type="float" office:value="43.3945" calcext:value-type="float">
            <text:p>43.394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bottom</text:p>
          </table:table-cell>
          <table:table-cell office:value-type="float" office:value="-12.289" calcext:value-type="float">
            <text:p>-12.289</text:p>
          </table:table-cell>
          <table:table-cell office:value-type="float" office:value="43.389" calcext:value-type="float">
            <text:p>43.389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bottom</text:p>
          </table:table-cell>
          <table:table-cell office:value-type="float" office:value="-5.964" calcext:value-type="float">
            <text:p>-5.964</text:p>
          </table:table-cell>
          <table:table-cell office:value-type="float" office:value="43.3945" calcext:value-type="float">
            <text:p>43.394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bottom</text:p>
          </table:table-cell>
          <table:table-cell office:value-type="float" office:value="0.386" calcext:value-type="float">
            <text:p>0.386</text:p>
          </table:table-cell>
          <table:table-cell office:value-type="float" office:value="43.3945" calcext:value-type="float">
            <text:p>43.3945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bottom</text:p>
          </table:table-cell>
          <table:table-cell office:value-type="float" office:value="-18.28" calcext:value-type="float">
            <text:p>-18.28</text:p>
          </table:table-cell>
          <table:table-cell office:value-type="float" office:value="30.861" calcext:value-type="float">
            <text:p>30.861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bottom</text:p>
          </table:table-cell>
          <table:table-cell office:value-type="float" office:value="-44.747" calcext:value-type="float">
            <text:p>-44.747</text:p>
          </table:table-cell>
          <table:table-cell office:value-type="float" office:value="30.699" calcext:value-type="float">
            <text:p>30.69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bottom</text:p>
          </table:table-cell>
          <table:table-cell office:value-type="float" office:value="21.039" calcext:value-type="float">
            <text:p>21.039</text:p>
          </table:table-cell>
          <table:table-cell office:value-type="float" office:value="63.719" calcext:value-type="float">
            <text:p>63.719</text:p>
          </table:table-cell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bottom</text:p>
          </table:table-cell>
          <table:table-cell office:value-type="float" office:value="14.308" calcext:value-type="float">
            <text:p>14.308</text:p>
          </table:table-cell>
          <table:table-cell office:value-type="float" office:value="60.671" calcext:value-type="float">
            <text:p>60.67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bottom</text:p>
          </table:table-cell>
          <table:table-cell office:value-type="float" office:value="-39.413" calcext:value-type="float">
            <text:p>-39.413</text:p>
          </table:table-cell>
          <table:table-cell office:value-type="float" office:value="30.699" calcext:value-type="float">
            <text:p>30.69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bottom</text:p>
          </table:table-cell>
          <table:table-cell office:value-type="float" office:value="-30.777" calcext:value-type="float">
            <text:p>-30.777</text:p>
          </table:table-cell>
          <table:table-cell office:value-type="float" office:value="30.699" calcext:value-type="float">
            <text:p>30.69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bottom</text:p>
          </table:table-cell>
          <table:table-cell office:value-type="float" office:value="-34.841" calcext:value-type="float">
            <text:p>-34.841</text:p>
          </table:table-cell>
          <table:table-cell office:value-type="float" office:value="30.699" calcext:value-type="float">
            <text:p>30.69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_0805</text:p>
          </table:table-cell>
          <table:table-cell/>
        </table:table-row>
        <table:table-row table:style-name="ro1">
          <table:table-cell office:value-type="string" calcext:value-type="string">
            <text:p>RSENSE1</text:p>
          </table:table-cell>
          <table:table-cell office:value-type="string" calcext:value-type="string">
            <text:p>bottom</text:p>
          </table:table-cell>
          <table:table-cell office:value-type="float" office:value="-44.699" calcext:value-type="float">
            <text:p>-44.699</text:p>
          </table:table-cell>
          <table:table-cell office:value-type="float" office:value="61.619" calcext:value-type="float">
            <text:p>61.619</text:p>
          </table:table-cell>
          <table:table-cell office:value-type="float" office:value="90" calcext:value-type="float">
            <text:p>9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R1</text:p>
          </table:table-cell>
          <table:table-cell office:value-type="string" calcext:value-type="string">
            <text:p>R_2010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bottom</text:p>
          </table:table-cell>
          <table:table-cell office:value-type="float" office:value="29.167" calcext:value-type="float">
            <text:p>29.167</text:p>
          </table:table-cell>
          <table:table-cell office:value-type="float" office:value="54.7655" calcext:value-type="float">
            <text:p>54.7655</text:p>
          </table:table-cell>
          <table:table-cell office:value-type="float" office:value="90" calcext:value-type="float">
            <text:p>90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SPST_KMS221GLFS</text:p>
          </table:table-cell>
          <table:table-cell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ottom</text:p>
          </table:table-cell>
          <table:table-cell office:value-type="float" office:value="-39.032" calcext:value-type="float">
            <text:p>-39.032</text:p>
          </table:table-cell>
          <table:table-cell office:value-type="float" office:value="53.264" calcext:value-type="float">
            <text:p>53.264</text:p>
          </table:table-cell>
          <table:table-cell office:value-type="float" office:value="180" calcext:value-type="float">
            <text:p>18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K560P60Y</text:p>
          </table:table-cell>
          <table:table-cell office:value-type="string" calcext:value-type="string">
            <text:p>D-Pak_TO252AA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bottom</text:p>
          </table:table-cell>
          <table:table-cell office:value-type="float" office:value="-48.684" calcext:value-type="float">
            <text:p>-48.684</text:p>
          </table:table-cell>
          <table:table-cell office:value-type="float" office:value="53.264" calcext:value-type="float">
            <text:p>53.26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X1771ESA</text:p>
          </table:table-cell>
          <table:table-cell office:value-type="string" calcext:value-type="string">
            <text:p>SO08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ottom</text:p>
          </table:table-cell>
          <table:table-cell office:value-type="float" office:value="-0.297" calcext:value-type="float">
            <text:p>-0.297</text:p>
          </table:table-cell>
          <table:table-cell office:value-type="float" office:value="48.225" calcext:value-type="float">
            <text:p>48.22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M8301</text:p>
          </table:table-cell>
          <table:table-cell office:value-type="string" calcext:value-type="string">
            <text:p>SOT-23-6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bottom</text:p>
          </table:table-cell>
          <table:table-cell office:value-type="float" office:value="-8.679" calcext:value-type="float">
            <text:p>-8.679</text:p>
          </table:table-cell>
          <table:table-cell office:value-type="float" office:value="57.115" calcext:value-type="float">
            <text:p>57.115</text:p>
          </table:table-cell>
          <table:table-cell office:value-type="float" office:value="270" calcext:value-type="float">
            <text:p>27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MD21G18B-A <text:s text:c="2"/>changed from SAML21</text:p>
          </table:table-cell>
          <table:table-cell office:value-type="string" calcext:value-type="string">
            <text:p>TQFP-48_7x7mm_Pitch0.5mm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bottom</text:p>
          </table:table-cell>
          <table:table-cell office:value-type="float" office:value="10.594" calcext:value-type="float">
            <text:p>10.594</text:p>
          </table:table-cell>
          <table:table-cell office:value-type="float" office:value="35.00296" calcext:value-type="float">
            <text:p>35.00296</text:p>
          </table:table-cell>
          <table:table-cell office:value-type="float" office:value="180" calcext:value-type="float">
            <text:p>18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P6002</text:p>
          </table:table-cell>
          <table:table-cell office:value-type="string" calcext:value-type="string">
            <text:p>SO08</text:p>
          </table:table-cell>
          <table:table-cell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bottom</text:p>
          </table:table-cell>
          <table:table-cell office:value-type="float" office:value="-13.584" calcext:value-type="float">
            <text:p>-13.584</text:p>
          </table:table-cell>
          <table:table-cell office:value-type="float" office:value="37.5525" calcext:value-type="float">
            <text:p>37.5525</text:p>
          </table:table-cell>
          <table:table-cell office:value-type="float" office:value="180" calcext:value-type="float">
            <text:p>18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PL-024L-000E </text:p>
          </table:table-cell>
          <table:table-cell office:value-type="string" calcext:value-type="string">
            <text:p>HCPL_Optocoupler_SMD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bottom</text:p>
          </table:table-cell>
          <table:table-cell office:value-type="float" office:value="-7.234" calcext:value-type="float">
            <text:p>-7.234</text:p>
          </table:table-cell>
          <table:table-cell office:value-type="float" office:value="37.5525" calcext:value-type="float">
            <text:p>37.5525</text:p>
          </table:table-cell>
          <table:table-cell office:value-type="float" office:value="180" calcext:value-type="float">
            <text:p>18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PL-024L-000E </text:p>
          </table:table-cell>
          <table:table-cell office:value-type="string" calcext:value-type="string">
            <text:p>HCPL_Optocoupler_SMD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bottom</text:p>
          </table:table-cell>
          <table:table-cell office:value-type="float" office:value="-0.884" calcext:value-type="float">
            <text:p>-0.884</text:p>
          </table:table-cell>
          <table:table-cell office:value-type="float" office:value="37.5525" calcext:value-type="float">
            <text:p>37.5525</text:p>
          </table:table-cell>
          <table:table-cell office:value-type="float" office:value="180" calcext:value-type="float">
            <text:p>180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PL-024L-000E</text:p>
          </table:table-cell>
          <table:table-cell office:value-type="string" calcext:value-type="string">
            <text:p>HCPL_Optocoupler_SMD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bottom</text:p>
          </table:table-cell>
          <table:table-cell office:value-type="float" office:value="-46.985" calcext:value-type="float">
            <text:p>-46.985</text:p>
          </table:table-cell>
          <table:table-cell office:value-type="float" office:value="37.997" calcext:value-type="float">
            <text:p>37.997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QY210EH</text:p>
          </table:table-cell>
          <table:table-cell office:value-type="string" calcext:value-type="string">
            <text:p>SMD_DIP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bottom</text:p>
          </table:table-cell>
          <table:table-cell office:value-type="float" office:value="-41.651" calcext:value-type="float">
            <text:p>-41.651</text:p>
          </table:table-cell>
          <table:table-cell office:value-type="float" office:value="37.997" calcext:value-type="float">
            <text:p>37.997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QY210EH</text:p>
          </table:table-cell>
          <table:table-cell office:value-type="string" calcext:value-type="string">
            <text:p>SMD_DIP4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bottom</text:p>
          </table:table-cell>
          <table:table-cell office:value-type="float" office:value="-30.983" calcext:value-type="float">
            <text:p>-30.983</text:p>
          </table:table-cell>
          <table:table-cell office:value-type="float" office:value="37.997" calcext:value-type="float">
            <text:p>37.997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QY210EH</text:p>
          </table:table-cell>
          <table:table-cell office:value-type="string" calcext:value-type="string">
            <text:p>SMD_DIP4</text:p>
          </table:table-cell>
          <table:table-cell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bottom</text:p>
          </table:table-cell>
          <table:table-cell office:value-type="float" office:value="-36.317" calcext:value-type="float">
            <text:p>-36.317</text:p>
          </table:table-cell>
          <table:table-cell office:value-type="float" office:value="37.997" calcext:value-type="float">
            <text:p>37.997</text:p>
          </table:table-cell>
          <table:table-cell office:value-type="float" office:value="180" calcext:value-type="float">
            <text:p>180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QY210EH</text:p>
          </table:table-cell>
          <table:table-cell office:value-type="string" calcext:value-type="string">
            <text:p>SMD_DIP4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bottom</text:p>
          </table:table-cell>
          <table:table-cell office:value-type="float" office:value="0.936" calcext:value-type="float">
            <text:p>0.936</text:p>
          </table:table-cell>
          <table:table-cell office:value-type="float" office:value="66.767" calcext:value-type="float">
            <text:p>66.767</text:p>
          </table:table-cell>
          <table:table-cell office:value-type="float" office:value="180" calcext:value-type="float">
            <text:p>18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SOT-223</text:p>
          </table:table-cell>
          <table:table-cell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bottom</text:p>
          </table:table-cell>
          <table:table-cell office:value-type="float" office:value="-21.379" calcext:value-type="float">
            <text:p>-21.379</text:p>
          </table:table-cell>
          <table:table-cell office:value-type="float" office:value="53.305" calcext:value-type="float">
            <text:p>53.30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P41010</text:p>
          </table:table-cell>
          <table:table-cell office:value-type="string" calcext:value-type="string">
            <text:p>SO0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bottom</text:p>
          </table:table-cell>
          <table:table-cell office:value-type="float" office:value="-22.764" calcext:value-type="float">
            <text:p>-22.764</text:p>
          </table:table-cell>
          <table:table-cell office:value-type="float" office:value="37.564" calcext:value-type="float">
            <text:p>37.564</text:p>
          </table:table-cell>
          <table:table-cell office:value-type="float" office:value="180" calcext:value-type="float">
            <text:p>18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74xx14</text:p>
          </table:table-cell>
          <table:table-cell office:value-type="string" calcext:value-type="string">
            <text:p>SOIC-14_N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bottom</text:p>
          </table:table-cell>
          <table:table-cell office:value-type="float" office:value="-6.012" calcext:value-type="float">
            <text:p>-6.012</text:p>
          </table:table-cell>
          <table:table-cell office:value-type="float" office:value="68.291" calcext:value-type="float">
            <text:p>68.291</text:p>
          </table:table-cell>
          <table:table-cell office:value-type="float" office:value="90" calcext:value-type="float">
            <text:p>90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x</text:p>
          </table:table-cell>
          <table:table-cell office:value-type="float" office:value="32.765" calcext:value-type="float">
            <text:p>32.765</text:p>
          </table:table-cell>
          <table:table-cell office:value-type="string" calcext:value-type="string">
            <text:p>Crystal_SMD_3215-2pin_3.2x1.5mm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ottom</text:p>
          </table:table-cell>
          <table:table-cell office:value-type="float" office:value="14.736" calcext:value-type="float">
            <text:p>14.736</text:p>
          </table:table-cell>
          <table:table-cell office:value-type="float" office:value="58.039" calcext:value-type="float">
            <text:p>58.039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LED_DISPLAY</text:p>
          </table:table-cell>
          <table:table-cell office:value-type="string" calcext:value-type="string">
            <text:p>OLED_096_1_Flip</text:p>
          </table:table-cell>
          <table:table-cell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DO NOT ASSEMBLE</text:p>
          </table:table-cell>
          <table:table-cell office:value-type="float" office:value="-28.999" calcext:value-type="float">
            <text:p>-28.999</text:p>
          </table:table-cell>
          <table:table-cell office:value-type="float" office:value="-31.375" calcext:value-type="float">
            <text:p>-31.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AKER</text:p>
          </table:table-cell>
          <table:table-cell office:value-type="string" calcext:value-type="string">
            <text:p>Speaker16mm</text:p>
          </table:table-cell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-74.264" calcext:value-type="float">
            <text:p>-74.264</text:p>
          </table:table-cell>
          <table:table-cell office:value-type="float" office:value="-36.336" calcext:value-type="float">
            <text:p>-36.3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iducial_1mm_Dia_2.54mm_Outer_CopperBottom</text:p>
          </table:table-cell>
          <table:table-cell/>
        </table:table-row>
        <table:table-row table:style-name="ro1">
          <table:table-cell office:value-type="string" calcext:value-type="string">
            <text:p>Fiducial_1mm_Dia_2.54mm</text:p>
          </table:table-cell>
          <table:table-cell office:value-type="string" calcext:value-type="string">
            <text:p>top</text:p>
          </table:table-cell>
          <table:table-cell office:value-type="float" office:value="-74.264" calcext:value-type="float">
            <text:p>-74.264</text:p>
          </table:table-cell>
          <table:table-cell office:value-type="float" office:value="68.064" calcext:value-type="float">
            <text:p>68.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Fiducial_1mm_Dia_2.54mm_Outer_CopperBottom</text:p>
          </table:table-cell>
          <table:table-cell/>
        </table:table-row>
        <table:table-row table:style-name="ro1">
          <table:table-cell table:style-name="ce2" office:value-type="string" calcext:value-type="string">
            <text:p>Fiducial_1mm_Dia_2.54mm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-64.264" calcext:value-type="float">
            <text:p>-64.264</text:p>
          </table:table-cell>
          <table:table-cell table:style-name="ce2" office:value-type="float" office:value="-25.936" calcext:value-type="float">
            <text:p>-25.9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Bottom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iducial_1mm_Dia_2.54mm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-64.264" calcext:value-type="float">
            <text:p>-64.264</text:p>
          </table:table-cell>
          <table:table-cell table:style-name="ce2" office:value-type="float" office:value="-25.936" calcext:value-type="float">
            <text:p>-25.9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Top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iducial_1mm_Dia_2.54mm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29.736" calcext:value-type="float">
            <text:p>29.736</text:p>
          </table:table-cell>
          <table:table-cell table:style-name="ce2" office:value-type="float" office:value="-25.936" calcext:value-type="float">
            <text:p>-25.936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Bottom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iducial_1mm_Dia_2.54mm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29.736" calcext:value-type="float">
            <text:p>29.736</text:p>
          </table:table-cell>
          <table:table-cell table:style-name="ce2" office:value-type="float" office:value="70.064" calcext:value-type="float">
            <text:p>70.0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Top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Fiducial_1mm_Dia_2.54mm</text:p>
          </table:table-cell>
          <table:table-cell table:style-name="ce2" office:value-type="string" calcext:value-type="string">
            <text:p>top</text:p>
          </table:table-cell>
          <table:table-cell table:style-name="ce2" office:value-type="float" office:value="39.736" calcext:value-type="float">
            <text:p>39.736</text:p>
          </table:table-cell>
          <table:table-cell table:style-name="ce2" office:value-type="float" office:value="68.064" calcext:value-type="float">
            <text:p>68.06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number-columns-repeated="2" office:value-type="string" calcext:value-type="string">
            <text:p>Fiducial_1mm_Dia_2.54mm_Outer_CopperTop</text:p>
          </table:table-cell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12:19:08.808932813</dc:date>
    <meta:editing-duration>PT1H25M51S</meta:editing-duration>
    <meta:editing-cycles>15</meta:editing-cycles>
    <meta:generator>LibreOffice/6.0.7.3$Linux_X86_64 LibreOffice_project/00m0$Build-3</meta:generator>
    <meta:document-statistic meta:table-count="1" meta:cell-count="919" meta:object-count="0"/>
  </office:meta>
</office:document-meta>
</file>